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6cm" table:align="center"/>
    </style:style>
    <style:style style:name="Tabela1.A" style:family="table-column">
      <style:table-column-properties style:column-width="7.258cm"/>
    </style:style>
    <style:style style:name="Tabela1.B" style:family="table-column">
      <style:table-column-properties style:column-width="7.341cm"/>
    </style:style>
    <style:style style:name="Tabe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e6e6e6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4.6cm" table:align="center"/>
    </style:style>
    <style:style style:name="Tabela2.A" style:family="table-column">
      <style:table-column-properties style:column-width="7.258cm"/>
    </style:style>
    <style:style style:name="Tabela2.B" style:family="table-column">
      <style:table-column-properties style:column-width="7.341cm"/>
    </style:style>
    <style:style style:name="Tabe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background-color="#e6e6e6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4.6cm" table:align="center"/>
    </style:style>
    <style:style style:name="Tabela3.A" style:family="table-column">
      <style:table-column-properties style:column-width="7.258cm"/>
    </style:style>
    <style:style style:name="Tabela3.B" style:family="table-column">
      <style:table-column-properties style:column-width="7.341cm"/>
    </style:style>
    <style:style style:name="Tabe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B1" style:family="table-cell">
      <style:table-cell-properties fo:background-color="#e6e6e6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4.6cm" table:align="center"/>
    </style:style>
    <style:style style:name="Tabela4.A" style:family="table-column">
      <style:table-column-properties style:column-width="4.867cm"/>
    </style:style>
    <style:style style:name="Tabela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C1" style:family="table-cell">
      <style:table-cell-properties fo:background-color="#e6e6e6" fo:padding="0.097cm" fo:border="0.002cm solid #000000">
        <style:background-image/>
      </style:table-cell-properties>
    </style:style>
    <style:style style:name="Tabe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1pt" style:font-size-asian="11pt" style:font-size-complex="11pt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style:font-size-asian="10pt"/>
    </style:style>
    <style:style style:name="T4" style:family="text">
      <style:text-properties style:font-weight-asian="bold"/>
    </style:style>
    <style:style style:name="T5" style:family="text">
      <style:text-properties style:font-size-complex="10pt"/>
    </style:style>
    <style:style style:name="T6" style:family="text">
      <style:text-properties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Ćwiczenie 1</text:p>
      <text:list xml:id="list40591445" text:style-name="L1">
        <text:list-item>
          <text:p text:style-name="P4">Utwórz bazę danych „Księgarnia”</text:p>
        </text:list-item>
        <text:list-item>
          <text:p text:style-name="P4">Utwórz tabelę „Klienci”, która zawiera następujące pola: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azwa pola</text:p>
          </table:table-cell>
          <table:table-cell table:style-name="Tabela1.B1" office:value-type="string">
            <text:p text:style-name="P2">Typ/Opcje</text:p>
          </table:table-cell>
        </table:table-row>
        <table:table-row>
          <table:table-cell table:style-name="Tabela1.A2" office:value-type="string">
            <text:p text:style-name="P2">IdKlienta</text:p>
          </table:table-cell>
          <table:table-cell table:style-name="Tabela1.B2" office:value-type="string">
            <text:p text:style-name="P2">Autonumerowanie, Ind: Tak (Bez duplikatów)</text:p>
          </table:table-cell>
        </table:table-row>
        <table:table-row>
          <table:table-cell table:style-name="Tabela1.A2" office:value-type="string">
            <text:p text:style-name="P2">Imię</text:p>
          </table:table-cell>
          <table:table-cell table:style-name="Tabela1.B2" office:value-type="string">
            <text:p text:style-name="P2">Tekst, Roz: 15</text:p>
          </table:table-cell>
        </table:table-row>
        <table:table-row>
          <table:table-cell table:style-name="Tabela1.A2" office:value-type="string">
            <text:p text:style-name="P2">Nazwisko</text:p>
          </table:table-cell>
          <table:table-cell table:style-name="Tabela1.B2" office:value-type="string">
            <text:p text:style-name="P2">Tekst, Roz: 20</text:p>
          </table:table-cell>
        </table:table-row>
        <table:table-row>
          <table:table-cell table:style-name="Tabela1.A2" office:value-type="string">
            <text:p text:style-name="P2">IdKsiążki</text:p>
          </table:table-cell>
          <table:table-cell table:style-name="Tabela1.B2" office:value-type="string">
            <text:p text:style-name="P2">Liczba, Roz: Liczba całkowita długa</text:p>
          </table:table-cell>
        </table:table-row>
        <table:table-row>
          <table:table-cell table:style-name="Tabela1.A2" office:value-type="string">
            <text:p text:style-name="P2">Wartość</text:p>
          </table:table-cell>
          <table:table-cell table:style-name="Tabela1.B2" office:value-type="string">
            <text:p text:style-name="P2">Walutowy, For: $# ##0,00;($# ##0,00), Wartość domyślna:0</text:p>
          </table:table-cell>
        </table:table-row>
      </table:table>
      <text:list xml:id="list40619125" text:continue-numbering="true" text:style-name="L1">
        <text:list-header>
          <text:p text:style-name="P4">Ustaw odpowiednie opcje pól „Imię” i „Nazwisko” tak, aby wprowadzone dane wyświetlane były zawsze z dużej litery. Zaimportuj dane z pliku „klienci.txt”.</text:p>
        </text:list-header>
        <text:list-item>
          <text:p text:style-name="P4">Zaimportuj dane z pliku „książki.xls” do nowej tabeli o takiej samej nazwie. Podczas importu pamiętaj o właściwym oznaczeniu nazw pól i ustawieniu klucza głównego. Zmodyfikuj tabelę:</text:p>
          <text:list>
            <text:list-item>
              <text:p text:style-name="P4">Zmień rozmiar pola ID książki na: Liczba całkowita długa.</text:p>
            </text:list-item>
            <text:list-item>
              <text:p text:style-name="P4">ustaw format ceny na: $# ##0,00;($# ##0,00)</text:p>
            </text:list-item>
            <text:list-item>
              <text:p text:style-name="P4">ustaw format daty wydania na: Data krótka</text:p>
            </text:list-item>
            <text:list-item>
              <text:p text:style-name="P4">ustaw odpowiednie opcje tak, aby nazwisko wyświetlane było zawsze dużą literą</text:p>
            </text:list-item>
          </text:list>
        </text:list-item>
        <text:list-item>
          <text:p text:style-name="P4">Utwórz tabelę „Magazyn”, która zawiera pola:</text:p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Nazwa pola</text:p>
          </table:table-cell>
          <table:table-cell table:style-name="Tabela2.B1" office:value-type="string">
            <text:p text:style-name="P2">Typ/Opcje</text:p>
          </table:table-cell>
        </table:table-row>
        <table:table-row>
          <table:table-cell table:style-name="Tabela2.A2" office:value-type="string">
            <text:p text:style-name="P2">Data</text:p>
          </table:table-cell>
          <table:table-cell table:style-name="Tabela2.B2" office:value-type="string">
            <text:p text:style-name="P2">Data/Godzina</text:p>
          </table:table-cell>
        </table:table-row>
        <table:table-row>
          <table:table-cell table:style-name="Tabela2.A2" office:value-type="string">
            <text:p text:style-name="P2">IdKsiążki</text:p>
          </table:table-cell>
          <table:table-cell table:style-name="Tabela2.B2" office:value-type="string">
            <text:p text:style-name="P2">Liczba, Roz: Liczba całkowita długa</text:p>
          </table:table-cell>
        </table:table-row>
        <table:table-row>
          <table:table-cell table:style-name="Tabela2.A2" office:value-type="string">
            <text:p text:style-name="P2">Stan</text:p>
          </table:table-cell>
          <table:table-cell table:style-name="Tabela2.B2" office:value-type="string">
            <text:p text:style-name="P2">Liczba, Roz: Liczba całkowita długa</text:p>
          </table:table-cell>
        </table:table-row>
      </table:table>
      <text:list xml:id="list40621235" text:continue-numbering="true" text:style-name="L1">
        <text:list-header>
          <text:p text:style-name="P4">Zaimportuj dane z pliku „magazyn.txt”.</text:p>
        </text:list-header>
        <text:list-item>
          <text:p text:style-name="P4">Utwórz tabelę „Wydawcy” z następującymi polami: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Nazwa pola</text:p>
          </table:table-cell>
          <table:table-cell table:style-name="Tabela3.B1" office:value-type="string">
            <text:p text:style-name="P2">Typ/Opcje</text:p>
          </table:table-cell>
        </table:table-row>
        <table:table-row>
          <table:table-cell table:style-name="Tabela3.A2" office:value-type="string">
            <text:p text:style-name="P2">IdWydawcy</text:p>
          </table:table-cell>
          <table:table-cell table:style-name="Tabela3.B2" office:value-type="string">
            <text:p text:style-name="P2">Autonumerowanie, Ind: Tak (Bez duplikatów)</text:p>
          </table:table-cell>
        </table:table-row>
        <table:table-row>
          <table:table-cell table:style-name="Tabela3.A2" office:value-type="string">
            <text:p text:style-name="P2">Nazwa</text:p>
          </table:table-cell>
          <table:table-cell table:style-name="Tabela3.B2" office:value-type="string">
            <text:p text:style-name="P2">Tekst, Roz: 50</text:p>
          </table:table-cell>
        </table:table-row>
        <table:table-row>
          <table:table-cell table:style-name="Tabela3.A2" office:value-type="string">
            <text:p text:style-name="P2">Miasto</text:p>
          </table:table-cell>
          <table:table-cell table:style-name="Tabela3.B2" office:value-type="string">
            <text:p text:style-name="P2">Tekst, Roz: 20, dane mają być wyświetlane dużymi literami</text:p>
          </table:table-cell>
        </table:table-row>
      </table:table>
      <text:list xml:id="list40605908" text:continue-numbering="true" text:style-name="L1">
        <text:list-header>
          <text:p text:style-name="P4">Wstaw do tabeli dane:</text:p>
        </text:list-header>
      </text:list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3">IdWydawcy</text:p>
          </table:table-cell>
          <table:table-cell table:style-name="Tabela4.A1" office:value-type="string">
            <text:p text:style-name="P3">Nazwa</text:p>
          </table:table-cell>
          <table:table-cell table:style-name="Tabela4.C1" office:value-type="string">
            <text:p text:style-name="P3">Miasto</text:p>
          </table:table-cell>
        </table:table-row>
        <table:table-row>
          <table:table-cell table:style-name="Tabela4.A2" office:value-type="float" office:value="1">
            <text:p text:style-name="P3">1</text:p>
          </table:table-cell>
          <table:table-cell table:style-name="Tabela4.B2" office:value-type="string">
            <text:p text:style-name="P3">PWN</text:p>
          </table:table-cell>
          <table:table-cell table:style-name="Tabela4.C2" office:value-type="string">
            <text:p text:style-name="P3">Warszawa</text:p>
          </table:table-cell>
        </table:table-row>
        <table:table-row>
          <table:table-cell table:style-name="Tabela4.A2" office:value-type="float" office:value="2">
            <text:p text:style-name="P3">2</text:p>
          </table:table-cell>
          <table:table-cell table:style-name="Tabela4.B2" office:value-type="string">
            <text:p text:style-name="P3">Helion</text:p>
          </table:table-cell>
          <table:table-cell table:style-name="Tabela4.C2" office:value-type="string">
            <text:p text:style-name="P3">Gliwice</text:p>
          </table:table-cell>
        </table:table-row>
      </table:table>
      <text:list xml:id="list40605850" text:continue-numbering="true" text:style-name="L1">
        <text:list-header>
          <text:p text:style-name="P4"/>
        </text:list-header>
        <text:list-item>
          <text:p text:style-name="P4">Do tabeli „Książki” wstaw pole „IdWydawcy” (Liczba, Liczba całkowita długa). W tej samej tabeli zmień opcje pola „Cena” tak, aby wartości wyświetlane były z dokładnością do jednego miejsca po przecinku. Przenieś pole „Cena” przed pole „Data wydania”.</text:p>
        </text:list-item>
        <text:list-item>
          <text:p text:style-name="P4">Biorąc pod uwagę nazwy pól w tabelach, utwórz klucze główne w poszczególnych tabelach.</text:p>
        </text:list-item>
        <text:list-item>
          <text:p text:style-name="P4">W tabeli „Książki” do pola „IdWydawcy” wstaw kolumnę odnośnika pobierającą uporządkowane rosnąco nazwy wydawców z tabeli „Wydawcy”.</text:p>
        </text:list-item>
        <text:list-item>
          <text:p text:style-name="P4">Biorąc pod uwagę nazwy pól w tabelach, utwórz odpowiednie relacje między tabelami. Pamiętaj o wymuszaniu więzów integralności. W sumie powinieneś utworzyć trzy relacje jeden-do-wielu.</text:p>
        </text:list-item>
        <text:list-item>
          <text:p text:style-name="P4">Utwórz i zapisz autoformularze pozwalające na wprowadzanie danych do tabel „Klienci” i Książki”.</text:p>
        </text:list-item>
        <text:list-item>
          <text:p text:style-name="P4">Zmień nazwę bazy na: nr_nazwisko_księgarnia.mdb<text:note text:id="ftn1" text:note-class="footnote"><text:note-citation>1</text:note-citation><text:note-body><text:p text:style-name="Footnote">Nr – to numer ucznia w dzienniku, np. 01 lub 10; nazwisko – to nazwisko ucznia.</text:p></text:note-body></text:not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Access – ćwiczeni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g bg</meta:initial-creator>
    <meta:creation-date>2009-10-11T11:32:42.60</meta:creation-date>
    <dc:date>2010-02-24T20:49:11.96</dc:date>
    <meta:editing-duration>PT00H57M02S</meta:editing-duration>
    <meta:editing-cycles>21</meta:editing-cycles>
    <meta:generator>OpenOffice.org/3.2$Win32 OpenOffice.org_project/320m12$Build-9483</meta:generator>
    <meta:document-statistic meta:table-count="4" meta:image-count="0" meta:object-count="0" meta:page-count="1" meta:paragraph-count="58" meta:word-count="359" meta:character-count="2257"/>
    <dc:creator>bg bg</dc:creator>
  </office:meta>
</office:document-meta>
</file>